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2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11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 style:data-style-name="N11"/>
    <style:style style:name="ce29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transparent"/>
    </style:style>
    <style:style style:name="ce39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11">
      <style:table-cell-properties fo:background-color="transparent"/>
    </style:style>
    <style:style style:name="ce41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5" style:family="table-cell" style:parent-style-name="Default" style:data-style-name="N11">
      <style:table-cell-properties fo:background-color="transparent"/>
    </style:style>
    <style:style style:name="ce46" style:family="table-cell" style:parent-style-name="Default" style:data-style-name="N111"/>
    <style:style style:name="ce47" style:family="table-cell" style:parent-style-name="Default" style:data-style-name="N104"/>
    <style:style style:name="ce48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25">
      <style:table-cell-properties fo:background-color="transparent"/>
    </style:style>
    <style:style style:name="ce51" style:family="table-cell" style:parent-style-name="Default" style:data-style-name="N61"/>
    <style:style style:name="ce52" style:family="table-cell" style:parent-style-name="Default" style:data-style-name="N104">
      <style:table-cell-properties fo:background-color="transparent"/>
    </style:style>
    <style:style style:name="ce53" style:family="table-cell" style:parent-style-name="Default" style:data-style-name="N125">
      <style:text-properties fo:font-weight="bold" style:font-weight-asian="bold" style:font-weight-complex="bold"/>
    </style:style>
    <style:style style:name="ce54" style:family="table-cell" style:parent-style-name="Default" style:data-style-name="N125"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8" office:value-type="date" office:date-value="2019-04-01" calcext:value-type="date">
            <text:p>Apr 2019</text:p>
          </table:table-cell>
          <table:table-cell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9" office:value-type="currency" office:currency="GBP" office:value="50000" calcext:value-type="currency">
            <text:p>£50,000.00</text:p>
          </table:table-cell>
          <table:table-cell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11" office:value-type="percentage" office:value="0.015" calcext:value-type="percentage">
            <text:p>1.50%</text:p>
          </table:table-cell>
          <table:table-cell table:style-name="ce15" office:value-type="string" calcext:value-type="string">
            <text:p>Until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11" office:value-type="percentage" office:value="0.03" calcext:value-type="percentage">
            <text:p>3.00%</text:p>
          </table:table-cell>
          <table:table-cell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9" office:value-type="currency" office:currency="GBP" office:value="27295" calcext:value-type="currency">
            <text:p>£27,295.00</text:p>
          </table:table-cell>
          <table:table-cell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9" office:value-type="currency" office:currency="GBP" office:value="49130" calcext:value-type="currency">
            <text:p>£49,130.00</text:p>
          </table:table-cell>
          <table:table-cell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11" office:value-type="percentage" office:value="0.09" calcext:value-type="percentage">
            <text:p>9.00%</text:p>
          </table:table-cell>
          <table:table-cell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office:value-type="string" calcext:value-type="string">
            <text:p>AUD</text:p>
          </table:table-cell>
          <table:table-cell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12" office:value-type="float" office:value="0.54743" calcext:value-type="float">
            <text:p>0.547430</text:p>
          </table:table-cell>
          <table:table-cell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9" office:value-type="currency" office:currency="GBP" office:value="54800" calcext:value-type="currency">
            <text:p>£54,800.00</text:p>
          </table:table-cell>
          <table:table-cell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9" office:value-type="currency" office:currency="GBP" office:value="38.32" calcext:value-type="currency">
            <text:p>£38.32</text:p>
          </table:table-cell>
          <table:table-cell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13" office:value-type="float" office:value="150000" calcext:value-type="float">
            <text:p>150,000.00</text:p>
          </table:table-cell>
          <table:table-cell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8" table:number-columns-spanned="1023" table:number-rows-spanned="1"/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number-columns-repeated="2" table:default-cell-style-name="ce43"/>
        <table:table-column table:style-name="co6" table:default-cell-style-name="Default"/>
        <table:table-column table:style-name="co6" table:number-columns-repeated="2" table:default-cell-style-name="ce43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>
            <text:p>Scenario 1: Assumptions</text:p>
          </table:table-cell>
          <table:table-cell table:style-name="ce37" office:value-type="string" calcext:value-type="string">
            <text:p>Years remaining on loan</text:p>
          </table:table-cell>
          <table:table-cell table:style-name="ce48" office:value-type="string" calcext:value-type="string" table:number-columns-spanned="2" table:number-rows-spanned="1">
            <text:p>Total value repaid</text:p>
          </table:table-cell>
          <table:covered-table-cell table:style-name="ce43"/>
          <table:table-cell table:number-columns-repeated="4"/>
        </table:table-row>
        <table:table-row table:style-name="ro1">
          <table:table-cell table:style-name="ce29" office:value-type="string" calcext:value-type="string">
            <text:p>Repay no more of the loan</text:p>
          </table:table-cell>
          <table:table-cell table:style-name="ce38" table:formula="of:=[$'loan-parameters'.$B$6]-ORG.OPENOFFICE.MONTHS([$'loan-parameters'.$B$4];TODAY();1)/12" office:value-type="float" office:value="26.8333333333333" calcext:value-type="float">
            <text:p>26.83</text:p>
          </table:table-cell>
          <table:table-cell table:style-name="ce40" table:formula="of:=[$'loan-parameters'.B32]" office:value-type="currency" office:currency="GBP" office:value="38.32" calcext:value-type="currency">
            <text:p>£38.32</text:p>
          </table:table-cell>
          <table:table-cell table:style-name="ce41" table:formula="of:=ROUND([.C2]/[$'loan-parameters'.$B$26];2)&amp;&quot; &quot;&amp;[$'loan-parameters'.$B$25]" office:value-type="string" office:string-value="70 AUD" calcext:value-type="string">
            <text:p>70 AUD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7"/>
          <table:table-cell table:style-name="ce48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39" office:value-type="string" calcext:value-type="string">
            <text:p>Future value still to repay</text:p>
          </table:table-cell>
          <table:table-cell table:style-name="ce37" office:value-type="string" calcext:value-type="string">
            <text:p>Monthly Repayments</text:p>
          </table:table-cell>
          <table:table-cell table:style-name="ce37" office:value-type="string" calcext:value-type="string">
            <text:p>Maximum Associated Income</text:p>
          </table:table-cell>
          <table:table-cell table:style-name="ce37" office:value-type="string" calcext:value-type="string">
            <text:p>Monthly Interest Rate</text:p>
          </table:table-cell>
          <table:table-cell table:style-name="ce37" office:value-type="string" calcext:value-type="string">
            <text:p>Final Loan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GBP)</text:p>
          </table:table-cell>
          <table:table-cell table:style-name="ce40" table:formula="of:=[.C2]-[$'loan-parameters'.$B$32]" office:value-type="currency" office:currency="GBP" office:value="0" calcext:value-type="currency">
            <text:p>£0.00</text:p>
          </table:table-cell>
          <table:table-cell table:style-name="ce40" table:formula="of:=[.B5]/([.B2]*12)" office:value-type="currency" office:currency="GBP" office:value="0" calcext:value-type="currency">
            <text:p>£0.00</text:p>
          </table:table-cell>
          <table:table-cell table:style-name="ce40" table:formula="of:=[.C5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5" table:formula="of:=IF([.D5]&gt;=[$'loan-parameters'.$B$18];[$'loan-parameters'.$B$11]+[$'loan-parameters'.$B$12];IF([.D5]&lt;=[$'loan-parameters'.$B$17];[$'loan-parameters'.$B$11];[$'loan-parameters'.$B$11]+[$'loan-parameters'.$B$12]*([.D5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0" table:formula="of:=[$'loan-parameters'.$B$31]*(1+[.E5])^([.B2]*12)-[.C5]/[.E5]*((1+[.E5])^([.B2]*12)-1)" office:value-type="currency" office:currency="GBP" office:value="81936.0316414645" calcext:value-type="currency">
            <text:p>£81,936.03</text:p>
          </table:table-cell>
          <table:table-cell table:number-columns-repeated="2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1" table:formula="of:=ROUND([.B5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1" table:formula="of:=ROUND([.C5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1" table:formula="of:=ROUND([.D5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1"/>
          <table:table-cell table:style-name="ce41" table:formula="of:=ROUND([.F5]/[$'loan-parameters'.$B$26];2)&amp;&quot; &quot;&amp;[$'loan-parameters'.$B$25]" office:value-type="string" office:string-value="149673.99 AUD" calcext:value-type="string">
            <text:p>149673.99 AU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42"/>
          <table:table-cell table:style-name="ce49"/>
          <table:table-cell table:style-name="ce42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table:style-name="ce37" office:value-type="string" calcext:value-type="string">
            <text:p>Years remaining on loan</text:p>
          </table:table-cell>
          <table:table-cell table:style-name="ce48" office:value-type="string" calcext:value-type="string" table:number-columns-spanned="2" table:number-rows-spanned="1">
            <text:p>Total value repaid</text:p>
          </table:table-cell>
          <table:covered-table-cell table:style-name="ce43"/>
          <table:table-cell table:number-columns-repeated="4"/>
        </table:table-row>
        <table:table-row table:style-name="ro1">
          <table:table-cell table:style-name="ce29" office:value-type="string" calcext:value-type="string">
            <text:p>Repay the initial loan value by the end of the loan period</text:p>
          </table:table-cell>
          <table:table-cell table:style-name="ce38" table:formula="of:=[$'loan-parameters'.$B$6]-ORG.OPENOFFICE.MONTHS([$'loan-parameters'.$B$4];TODAY();1)/12" office:value-type="float" office:value="26.8333333333333" calcext:value-type="float">
            <text:p>26.83</text:p>
          </table:table-cell>
          <table:table-cell table:style-name="ce40" table:formula="of:=[$'loan-parameters'.$B$5]" office:value-type="currency" office:currency="GBP" office:value="50000" calcext:value-type="currency">
            <text:p>£50,000.00</text:p>
          </table:table-cell>
          <table:table-cell table:style-name="ce41" table:formula="of:=ROUND([.C10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style-name="ce50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39" office:value-type="string" calcext:value-type="string">
            <text:p>Future value still to repay</text:p>
          </table:table-cell>
          <table:table-cell table:style-name="ce37" office:value-type="string" calcext:value-type="string">
            <text:p>Monthly Repayments</text:p>
          </table:table-cell>
          <table:table-cell table:style-name="ce37" office:value-type="string" calcext:value-type="string">
            <text:p>Maximum Associated Income</text:p>
          </table:table-cell>
          <table:table-cell table:style-name="ce37" office:value-type="string" calcext:value-type="string">
            <text:p>Monthly Interest Rate</text:p>
          </table:table-cell>
          <table:table-cell table:style-name="ce37" office:value-type="string" calcext:value-type="string">
            <text:p>Final Loan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GBP)</text:p>
          </table:table-cell>
          <table:table-cell table:style-name="ce40" table:formula="of:=[.C10]-[$'loan-parameters'.$B$32]" office:value-type="currency" office:currency="GBP" office:value="49961.68" calcext:value-type="currency">
            <text:p>£49,961.68</text:p>
          </table:table-cell>
          <table:table-cell table:style-name="ce40" table:formula="of:=[.B13]/([.B10]*12)" office:value-type="currency" office:currency="GBP" office:value="155.16049689441" calcext:value-type="currency">
            <text:p>£155.16</text:p>
          </table:table-cell>
          <table:table-cell table:style-name="ce40" table:formula="of:=[.C13]/([$'loan-parameters'.$B$19]/12)+[$'loan-parameters'.$B$17]" office:value-type="currency" office:currency="GBP" office:value="47983.066252588" calcext:value-type="currency">
            <text:p>£47,983.07</text:p>
          </table:table-cell>
          <table:table-cell table:style-name="ce45" table:formula="of:=IF([.D13]&gt;=[$'loan-parameters'.$B$18];[$'loan-parameters'.$B$11]+[$'loan-parameters'.$B$12];IF([.D13]&lt;=[$'loan-parameters'.$B$17];[$'loan-parameters'.$B$11];[$'loan-parameters'.$B$11]+[$'loan-parameters'.$B$12]*([.D13]-[$'loan-parameters'.$B$17])/([$'loan-parameters'.$B$18]-[$'loan-parameters'.$B$17])))/12" office:value-type="percentage" office:value="0.00361868173260682" calcext:value-type="percentage">
            <text:p>0.36%</text:p>
          </table:table-cell>
          <table:table-cell table:style-name="ce52" table:formula="of:=[$'loan-parameters'.$B$31]*(1+[.E13])^([.B10]*12)-[.C13]/[.E13]*((1+[.E13])^([.B10]*12)-1)" office:value-type="currency" office:currency="AUD" office:value="81027.7452228715" calcext:value-type="currency">
            <text:p>$81,027.75</text:p>
          </table:table-cell>
          <table:table-cell table:number-columns-repeated="2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1" table:formula="of:=ROUND([.B13]/[$'loan-parameters'.$B$26];2)&amp;&quot; &quot;&amp;[$'loan-parameters'.$B$25]" office:value-type="string" office:string-value="91265.88 AUD" calcext:value-type="string">
            <text:p>91265.88 AUD</text:p>
          </table:table-cell>
          <table:table-cell table:style-name="ce41" table:formula="of:=ROUND([.C13]/[$'loan-parameters'.$B$26];2)&amp;&quot; &quot;&amp;[$'loan-parameters'.$B$25]" office:value-type="string" office:string-value="283.43 AUD" calcext:value-type="string">
            <text:p>283.43 AUD</text:p>
          </table:table-cell>
          <table:table-cell table:style-name="ce41" table:formula="of:=ROUND([.D13]/[$'loan-parameters'.$B$26];2)&amp;&quot; &quot;&amp;[$'loan-parameters'.$B$25]" office:value-type="string" office:string-value="87651.51 AUD" calcext:value-type="string">
            <text:p>87651.51 AUD</text:p>
          </table:table-cell>
          <table:table-cell/>
          <table:table-cell table:style-name="ce41" table:formula="of:=ROUND([.F13]/[$'loan-parameters'.$B$26];2)&amp;&quot; &quot;&amp;[$'loan-parameters'.$B$25]" office:value-type="string" office:string-value="148014.81 AUD" calcext:value-type="string">
            <text:p>148014.81 AU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table:style-name="ce37" office:value-type="string" calcext:value-type="string">
            <text:p>Years remaining on loan</text:p>
          </table:table-cell>
          <table:table-cell table:style-name="ce48" office:value-type="string" calcext:value-type="string" table:number-columns-spanned="2" table:number-rows-spanned="1">
            <text:p>Total value repaid</text:p>
          </table:table-cell>
          <table:covered-table-cell table:style-name="ce43"/>
          <table:table-cell table:number-columns-repeated="4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8" table:formula="of:=[$'loan-parameters'.$B$6]-ORG.OPENOFFICE.MONTHS([$'loan-parameters'.$B$4];TODAY();1)/12" office:value-type="float" office:value="26.8333333333333" calcext:value-type="float">
            <text:p>26.83</text:p>
          </table:table-cell>
          <table:table-cell table:style-name="ce40" table:formula="of:=[$'loan-parameters'.B31]+[$'loan-parameters'.B32]" office:value-type="currency" office:currency="GBP" office:value="54838.32" calcext:value-type="currency">
            <text:p>£54,838.32</text:p>
          </table:table-cell>
          <table:table-cell table:style-name="ce41" table:formula="of:=ROUND([.C18]/[$'loan-parameters'.$B$26];2)&amp;&quot; &quot;&amp;[$'loan-parameters'.$B$25]" office:value-type="string" office:string-value="100174.12 AUD" calcext:value-type="string">
            <text:p>100174.12 AU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39" office:value-type="string" calcext:value-type="string">
            <text:p>Future value still to repay</text:p>
          </table:table-cell>
          <table:table-cell table:style-name="ce37" office:value-type="string" calcext:value-type="string">
            <text:p>Monthly Repayments</text:p>
          </table:table-cell>
          <table:table-cell table:style-name="ce37" office:value-type="string" calcext:value-type="string">
            <text:p>Maximum Associated Income</text:p>
          </table:table-cell>
          <table:table-cell table:style-name="ce37" office:value-type="string" calcext:value-type="string">
            <text:p>Monthly Interest Rate</text:p>
          </table:table-cell>
          <table:table-cell table:style-name="ce37" office:value-type="string" calcext:value-type="string">
            <text:p>Final Loan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GBP)</text:p>
          </table:table-cell>
          <table:table-cell table:style-name="ce40" table:formula="of:=[.C18]-[$'loan-parameters'.$B$32]" office:value-type="currency" office:currency="GBP" office:value="54800" calcext:value-type="currency">
            <text:p>£54,800.00</text:p>
          </table:table-cell>
          <table:table-cell table:style-name="ce40" table:formula="of:=[.B21]/([.B18]*12)" office:value-type="currency" office:currency="GBP" office:value="170.186335403727" calcext:value-type="currency">
            <text:p>£170.19</text:p>
          </table:table-cell>
          <table:table-cell table:style-name="ce40" table:formula="of:=[.C21]/([$'loan-parameters'.$B$19]/12)+[$'loan-parameters'.$B$17]" office:value-type="currency" office:currency="GBP" office:value="49986.5113871636" calcext:value-type="currency">
            <text:p>£49,986.51</text:p>
          </table:table-cell>
          <table:table-cell table:style-name="ce45" table:formula="of:=IF([.D21]&gt;=[$'loan-parameters'.$B$18];[$'loan-parameters'.$B$11]+[$'loan-parameters'.$B$12];IF([.D21]&lt;=[$'loan-parameters'.$B$17];[$'loan-parameters'.$B$11];[$'loan-parameters'.$B$11]+[$'loan-parameters'.$B$12]*([.D21]-[$'loan-parameters'.$B$17])/([$'loan-parameters'.$B$18]-[$'loan-parameters'.$B$17])))/12" office:value-type="percentage" office:value="0.00375" calcext:value-type="percentage">
            <text:p>0.38%</text:p>
          </table:table-cell>
          <table:table-cell table:style-name="ce52" table:formula="of:=[$'loan-parameters'.$B$31]*(1+[.E21])^([.B18]*12)-[.C21]/[.E21]*((1+[.E21])^([.B18]*12)-1)" office:value-type="currency" office:currency="AUD" office:value="76812.7989643935" calcext:value-type="currency">
            <text:p>$76,812.80</text:p>
          </table:table-cell>
          <table:table-cell table:number-columns-repeated="2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1" table:formula="of:=ROUND([.B21]/[$'loan-parameters'.$B$26];2)&amp;&quot; &quot;&amp;[$'loan-parameters'.$B$25]" office:value-type="string" office:string-value="100104.12 AUD" calcext:value-type="string">
            <text:p>100104.12 AUD</text:p>
          </table:table-cell>
          <table:table-cell table:style-name="ce41" table:formula="of:=ROUND([.C21]/[$'loan-parameters'.$B$26];2)&amp;&quot; &quot;&amp;[$'loan-parameters'.$B$25]" office:value-type="string" office:string-value="310.88 AUD" calcext:value-type="string">
            <text:p>310.88 AUD</text:p>
          </table:table-cell>
          <table:table-cell table:style-name="ce41" table:formula="of:=ROUND([.D21]/[$'loan-parameters'.$B$26];2)&amp;&quot; &quot;&amp;[$'loan-parameters'.$B$25]" office:value-type="string" office:string-value="91311.24 AUD" calcext:value-type="string">
            <text:p>91311.24 AUD</text:p>
          </table:table-cell>
          <table:table-cell/>
          <table:table-cell table:style-name="ce41" table:formula="of:=ROUND([.F21]/[$'loan-parameters'.$B$26];2)&amp;&quot; &quot;&amp;[$'loan-parameters'.$B$25]" office:value-type="string" office:string-value="140315.29 AUD" calcext:value-type="string">
            <text:p>140315.29 AU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table:style-name="ce37" office:value-type="string" calcext:value-type="string">
            <text:p>Years remaining on loan</text:p>
          </table:table-cell>
          <table:table-cell table:style-name="ce48" office:value-type="string" calcext:value-type="string" table:number-columns-spanned="2" table:number-rows-spanned="1">
            <text:p>Final Loan Value</text:p>
          </table:table-cell>
          <table:covered-table-cell table:style-name="ce43"/>
          <table:table-cell table:number-columns-repeated="4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8" table:formula="of:=[$'loan-parameters'.$B$6]-ORG.OPENOFFICE.MONTHS([$'loan-parameters'.$B$4];TODAY();1)/12" office:value-type="float" office:value="26.8333333333333" calcext:value-type="float">
            <text:p>26.83</text:p>
          </table:table-cell>
          <table:table-cell table:style-name="ce40" office:value-type="currency" office:currency="GBP" office:value="0" calcext:value-type="currency">
            <text:p>£0.00</text:p>
          </table:table-cell>
          <table:table-cell table:style-name="ce41" table:formula="of:=ROUND([.C2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3"/>
          <table:table-cell table:number-columns-repeated="4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table:style-name="ce37" office:value-type="string" calcext:value-type="string">
            <text:p>RPI + maximum interest</text:p>
          </table:table-cell>
          <table:table-cell table:style-name="ce37" office:value-type="string" calcext:value-type="string">
            <text:p>RPI only</text:p>
          </table:table-cell>
          <table:table-cell table:style-name="ce37" office:value-type="string" calcext:value-type="string">
            <text:p>RPI + partial interest 1</text:p>
          </table:table-cell>
          <table:table-cell table:style-name="ce37" office:value-type="string" calcext:value-type="string">
            <text:p>RPI + partial interest 2</text:p>
          </table:table-cell>
          <table:table-cell table:style-name="ce37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</table:table-row>
        <table:table-row table:style-name="ro1">
          <table:table-cell table:style-name="ce29" office:value-type="string" calcext:value-type="string">
            <text:p>Assumed Monthly Interest Rate (%)</text:p>
          </table:table-cell>
          <table:table-cell table:style-name="ce44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4" table:formula="of:=([$'loan-parameters'.$B$11])/12" office:value-type="percentage" office:value="0.00125" calcext:value-type="percentage">
            <text:p>0.13%</text:p>
          </table:table-cell>
          <table:table-cell table:style-name="ce44" table:formula="of:=([$'loan-parameters'.$B$11]+[$'loan-parameters'.$B$12]*(([.$B$31]+[.$C$31])/2-[$'loan-parameters'.$B$17])/([$'loan-parameters'.$B$18]-[$'loan-parameters'.$B$17]))/12" office:value-type="percentage" office:value="0.00506837008018272" calcext:value-type="percentage">
            <text:p>0.51%</text:p>
          </table:table-cell>
          <table:table-cell table:style-name="ce45" table:formula="of:=([$'loan-parameters'.$B$11]+[$'loan-parameters'.$B$12]*([.D31]-[$'loan-parameters'.$B$17])/([$'loan-parameters'.$B$18]-[$'loan-parameters'.$B$17]))/12" office:value-type="percentage" office:value="0.00652598529474859" calcext:value-type="percentage">
            <text:p>0.65%</text:p>
          </table:table-cell>
          <table:table-cell table:style-name="ce45" table:formula="of:=([$'loan-parameters'.$B$11]+[$'loan-parameters'.$B$12]*([.E31]-[$'loan-parameters'.$B$17])/([$'loan-parameters'.$B$18]-[$'loan-parameters'.$B$17]))/12" office:value-type="percentage" office:value="0.00747609041411032" calcext:value-type="percentage">
            <text:p>0.75%</text:p>
          </table:table-cell>
          <table:table-cell table:style-name="ce15" table:formula="of:=([$'loan-parameters'.$B$11]+[$'loan-parameters'.$B$12]*([.F31]-[$'loan-parameters'.$B$17])/([$'loan-parameters'.$B$18]-[$'loan-parameters'.$B$17]))/12" office:value-type="percentage" office:value="0.00812945001342323" calcext:value-type="percentage">
            <text:p>0.81%</text:p>
          </table:table-cell>
          <table:table-cell table:style-name="ce15" table:formula="of:=([$'loan-parameters'.$B$11]+[$'loan-parameters'.$B$12]*([.G31]-[$'loan-parameters'.$B$17])/([$'loan-parameters'.$B$18]-[$'loan-parameters'.$B$17]))/12" office:value-type="percentage" office:value="0.00859240202656287" calcext:value-type="percentage">
            <text:p>0.86%</text:p>
          </table:table-cell>
        </table:table-row>
        <table:table-row table:style-name="ro1">
          <table:table-cell table:style-name="ce36" office:value-type="string" calcext:value-type="string">
            <text:p>Monthly Repayments (GBP)</text:p>
          </table:table-cell>
          <table:table-cell table:style-name="ce40" table:formula="of:=[$'loan-parameters'.$B$31]*[.B$29]*(1+[.B$29])^([.$B$26]*12)/((1+[.B$29])^([.$B$26]*12)-1)" office:value-type="currency" office:currency="GBP" office:value="293.411983524041" calcext:value-type="currency">
            <text:p>£293.41</text:p>
          </table:table-cell>
          <table:table-cell table:style-name="ce40" table:formula="of:=[$'loan-parameters'.$B$31]*[.C$29]*(1+[.C$29])^([.$B$26]*12)/((1+[.C$29])^([.$B$26]*12)-1)" office:value-type="currency" office:currency="GBP" office:value="206.832680680697" calcext:value-type="currency">
            <text:p>£206.83</text:p>
          </table:table-cell>
          <table:table-cell table:style-name="ce40" table:formula="of:=[$'loan-parameters'.$B$31]*[.D$29]*(1+[.D$29])^([.$B$26]*12)/((1+[.D$29])^([.$B$26]*12)-1)" office:value-type="currency" office:currency="GBP" office:value="345.603416732506" calcext:value-type="currency">
            <text:p>£345.60</text:p>
          </table:table-cell>
          <table:table-cell table:style-name="ce40" table:formula="of:=[$'loan-parameters'.$B$31]*[.E$29]*(1+[.E$29])^([.$B$26]*12)/((1+[.E$29])^([.$B$26]*12)-1)" office:value-type="currency" office:currency="GBP" office:value="407.840052576296" calcext:value-type="currency">
            <text:p>£407.84</text:p>
          </table:table-cell>
          <table:table-cell table:style-name="ce40" table:formula="of:=[$'loan-parameters'.$B$31]*[.F$29]*(1+[.F$29])^([.$B$26]*12)/((1+[.F$29])^([.$B$26]*12)-1)" office:value-type="currency" office:currency="GBP" office:value="450.638373129289" calcext:value-type="currency">
            <text:p>£450.64</text:p>
          </table:table-cell>
          <table:table-cell table:style-name="ce46" table:formula="of:=[$'loan-parameters'.$B$31]*[.G$29]*(1+[.G$29])^([.$B$26]*12)/((1+[.G$29])^([.$B$26]*12)-1)" office:value-type="currency" office:currency="GBP" office:value="480.964044750001" calcext:value-type="currency">
            <text:p>£480.96</text:p>
          </table:table-cell>
          <table:table-cell table:style-name="ce46" table:formula="of:=[$'loan-parameters'.$B$31]*[.H$29]*(1+[.H$29])^([.$B$26]*12)/((1+[.H$29])^([.$B$26]*12)-1)" office:value-type="currency" office:currency="GBP" office:value="502.851622482586" calcext:value-type="currency">
            <text:p>£502.85</text:p>
          </table:table-cell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0" table:formula="of:=[.B30]/([$'loan-parameters'.$B$19]/12)+[$'loan-parameters'.$B$17]" office:value-type="currency" office:currency="GBP" office:value="66416.5978032054" calcext:value-type="currency">
            <text:p>£66,416.60</text:p>
          </table:table-cell>
          <table:table-cell table:style-name="ce40" table:formula="of:=[.C30]/([$'loan-parameters'.$B$19]/12)+[$'loan-parameters'.$B$17]" office:value-type="currency" office:currency="GBP" office:value="54872.6907574263" calcext:value-type="currency">
            <text:p>£54,872.69</text:p>
          </table:table-cell>
          <table:table-cell table:style-name="ce40" table:formula="of:=[.D30]/([$'loan-parameters'.$B$19]/12)+[$'loan-parameters'.$B$17]" office:value-type="currency" office:currency="GBP" office:value="73375.4555643342" calcext:value-type="currency">
            <text:p>£73,375.46</text:p>
          </table:table-cell>
          <table:table-cell table:style-name="ce40" table:formula="of:=[.E30]/([$'loan-parameters'.$B$19]/12)+[$'loan-parameters'.$B$17]" office:value-type="currency" office:currency="GBP" office:value="81673.6736768395" calcext:value-type="currency">
            <text:p>£81,673.67</text:p>
          </table:table-cell>
          <table:table-cell table:style-name="ce40" table:formula="of:=[.F30]/([$'loan-parameters'.$B$19]/12)+[$'loan-parameters'.$B$17]" office:value-type="currency" office:currency="GBP" office:value="87380.1164172385" calcext:value-type="currency">
            <text:p>£87,380.12</text:p>
          </table:table-cell>
          <table:table-cell table:style-name="ce40" table:formula="of:=[.G30]/([$'loan-parameters'.$B$19]/12)+[$'loan-parameters'.$B$17]" office:value-type="currency" office:currency="GBP" office:value="91423.5393000002" calcext:value-type="currency">
            <text:p>£91,423.54</text:p>
          </table:table-cell>
          <table:table-cell table:style-name="ce40" table:formula="of:=[.H30]/([$'loan-parameters'.$B$19]/12)+[$'loan-parameters'.$B$17]" office:value-type="currency" office:currency="GBP" office:value="94341.8829976782" calcext:value-type="currency">
            <text:p>£94,341.88</text:p>
          </table:table-cell>
        </table:table-row>
        <table:table-row table:style-name="ro1">
          <table:table-cell/>
          <table:table-cell table:style-name="ce45"/>
          <table:table-cell/>
          <table:table-cell table:style-name="ce52"/>
          <table:table-cell table:number-columns-repeated="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37" office:value-type="string" calcext:value-type="string">
            <text:p>Monthly Repayments</text:p>
          </table:table-cell>
          <table:table-cell table:style-name="ce37" office:value-type="string" calcext:value-type="string">
            <text:p>Maximum Associated Income</text:p>
          </table:table-cell>
          <table:table-cell table:style-name="ce39" office:value-type="string" calcext:value-type="string">
            <text:p>Future value still to repay</text:p>
          </table:table-cell>
          <table:table-cell table:style-name="ce48" office:value-type="string" calcext:value-type="string">
            <text:p>Total value repaid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(GBP)</text:p>
          </table:table-cell>
          <table:table-cell table:style-name="ce40" table:formula="of:=IF([.$B$31]&gt;=[$'loan-parameters'.$B$18];[.$B$30];IF([.$C$31]&lt;=[$'loan-parameters'.$B$17];[.$C$30];[.$H$30]))" office:value-type="currency" office:currency="GBP" office:value="293.411983524041" calcext:value-type="currency">
            <text:p>£293.41</text:p>
          </table:table-cell>
          <table:table-cell table:style-name="ce40" table:formula="of:=IF([.$B$31]&gt;=[$'loan-parameters'.$B$18];[.$B$31];IF([.$C$31]&lt;=[$'loan-parameters'.$B$17];[.$C$31];[.$H$31]))" office:value-type="currency" office:currency="GBP" office:value="66416.5978032054" calcext:value-type="currency">
            <text:p>£66,416.60</text:p>
          </table:table-cell>
          <table:table-cell table:style-name="ce40" table:formula="of:=[.B34]*[.B26]*12" office:value-type="currency" office:currency="GBP" office:value="94478.6586947411" calcext:value-type="currency">
            <text:p>£94,478.66</text:p>
          </table:table-cell>
          <table:table-cell table:style-name="ce40" table:formula="of:=[.D34]+[$'loan-parameters'.$B$32]" office:value-type="currency" office:currency="GBP" office:value="94516.9786947411" calcext:value-type="currency">
            <text:p>£94,516.98</text:p>
          </table:table-cell>
          <table:table-cell table:number-columns-repeated="3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1" table:formula="of:=ROUND([.B34]/[$'loan-parameters'.$B$26];2)&amp;&quot; &quot;&amp;[$'loan-parameters'.$B$25]" office:value-type="string" office:string-value="535.98 AUD" calcext:value-type="string">
            <text:p>535.98 AUD</text:p>
          </table:table-cell>
          <table:table-cell table:style-name="ce41" table:formula="of:=ROUND([.C34]/[$'loan-parameters'.$B$26];2)&amp;&quot; &quot;&amp;[$'loan-parameters'.$B$25]" office:value-type="string" office:string-value="121324.37 AUD" calcext:value-type="string">
            <text:p>121324.37 AUD</text:p>
          </table:table-cell>
          <table:table-cell table:style-name="ce41" table:formula="of:=ROUND([.D34]/[$'loan-parameters'.$B$26];2)&amp;&quot; &quot;&amp;[$'loan-parameters'.$B$25]" office:value-type="string" office:string-value="172585.83 AUD" calcext:value-type="string">
            <text:p>172585.83 AUD</text:p>
          </table:table-cell>
          <table:table-cell table:style-name="ce41" table:formula="of:=ROUND([.E34]/[$'loan-parameters'.$B$26];2)&amp;&quot; &quot;&amp;[$'loan-parameters'.$B$25]" office:value-type="string" office:string-value="172655.83 AUD" calcext:value-type="string">
            <text:p>172655.83 AUD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5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3" office:value-type="string" calcext:value-type="string">
            <text:p>Future value still to repay</text:p>
          </table:table-cell>
          <table:table-cell table:style-name="ce48" office:value-type="string" calcext:value-type="string">
            <text:p>Total value repaid</text:p>
          </table:table-cell>
          <table:table-cell table:style-name="ce37" office:value-type="string" calcext:value-type="string">
            <text:p>Final Loan Value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Repay no more of the loan</text:p>
          </table:table-cell>
          <table:table-cell table:style-name="ce29" table:formula="of:=[.D6]" office:value-type="string" office:string-value="49860.26 AUD" calcext:value-type="string">
            <text:p>49860.26 AUD</text:p>
          </table:table-cell>
          <table:table-cell table:style-name="ce29" table:formula="of:=[.C6]" office:value-type="string" office:string-value="0 AUD" calcext:value-type="string">
            <text:p>0 AUD</text:p>
          </table:table-cell>
          <table:table-cell table:style-name="ce54" table:formula="of:=[.D2]" office:value-type="string" office:string-value="70 AUD" calcext:value-type="string">
            <text:p>70 AUD</text:p>
          </table:table-cell>
          <table:table-cell table:style-name="ce55" table:formula="of:=[.B6]" office:value-type="string" office:string-value="0 AUD" calcext:value-type="string">
            <text:p>0 AUD</text:p>
          </table:table-cell>
          <table:table-cell table:style-name="ce29" table:formula="of:=[.F6]" office:value-type="string" office:string-value="149673.99 AUD" calcext:value-type="string">
            <text:p>149673.99 AUD</text:p>
          </table:table-cell>
          <table:table-cell table:number-columns-repeated="2"/>
        </table:table-row>
        <table:table-row table:style-name="ro1">
          <table:table-cell table:style-name="ce29" table:number-columns-repeated="3"/>
          <table:table-cell table:style-name="ce54"/>
          <table:table-cell table:style-name="ce55"/>
          <table:table-cell table:style-name="ce29"/>
          <table:table-cell table:number-columns-repeated="2"/>
        </table:table-row>
        <table:table-row table:style-name="ro1">
          <table:table-cell table:style-name="ce29" office:value-type="string" calcext:value-type="string">
            <text:p>Repay the initial loan value by the end of the loan period</text:p>
          </table:table-cell>
          <table:table-cell table:style-name="ce46" table:formula="of:=[.D14]" office:value-type="string" office:string-value="87651.51 AUD" calcext:value-type="string">
            <text:p>87651.51 AUD</text:p>
          </table:table-cell>
          <table:table-cell table:style-name="Default" table:formula="of:=[.C14]" office:value-type="string" office:string-value="283.43 AUD" calcext:value-type="string">
            <text:p>283.43 AUD</text:p>
          </table:table-cell>
          <table:table-cell table:formula="of:=[.B14]" office:value-type="string" office:string-value="91265.88 AUD" calcext:value-type="string">
            <text:p>91265.88 AUD</text:p>
          </table:table-cell>
          <table:table-cell table:style-name="Default" table:formula="of:=[.D10]" office:value-type="string" office:string-value="91335.88 AUD" calcext:value-type="string">
            <text:p>91335.88 AUD</text:p>
          </table:table-cell>
          <table:table-cell table:style-name="Default" table:formula="of:=[.F14]" office:value-type="string" office:string-value="148014.81 AUD" calcext:value-type="string">
            <text:p>148014.81 AU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2]" office:value-type="string" office:string-value="91311.24 AUD" calcext:value-type="string">
            <text:p>91311.24 AUD</text:p>
          </table:table-cell>
          <table:table-cell table:style-name="Default" table:formula="of:=[.C22]" office:value-type="string" office:string-value="310.88 AUD" calcext:value-type="string">
            <text:p>310.88 AUD</text:p>
          </table:table-cell>
          <table:table-cell table:formula="of:=[.B22]" office:value-type="string" office:string-value="100104.12 AUD" calcext:value-type="string">
            <text:p>100104.12 AUD</text:p>
          </table:table-cell>
          <table:table-cell table:style-name="Default" table:formula="of:=[.D18]" office:value-type="string" office:string-value="100174.12 AUD" calcext:value-type="string">
            <text:p>100174.12 AUD</text:p>
          </table:table-cell>
          <table:table-cell table:style-name="Default" table:formula="of:=[.F22]" office:value-type="string" office:string-value="140315.29 AUD" calcext:value-type="string">
            <text:p>140315.29 AU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5]" office:value-type="string" office:string-value="121324.37 AUD" calcext:value-type="string">
            <text:p>121324.37 AUD</text:p>
          </table:table-cell>
          <table:table-cell table:style-name="Default" table:formula="of:=[.B35]" office:value-type="string" office:string-value="535.98 AUD" calcext:value-type="string">
            <text:p>535.98 AUD</text:p>
          </table:table-cell>
          <table:table-cell table:formula="of:=[.D35]" office:value-type="string" office:string-value="172585.83 AUD" calcext:value-type="string">
            <text:p>172585.83 AUD</text:p>
          </table:table-cell>
          <table:table-cell table:style-name="Default" table:formula="of:=[.E35]" office:value-type="string" office:string-value="172655.83 AUD" calcext:value-type="string">
            <text:p>172655.83 AUD</text:p>
          </table:table-cell>
          <table:table-cell table:style-name="Default" table:formula="of:=[.D26]" office:value-type="string" office:string-value="0 AUD" calcext:value-type="string">
            <text:p>0 AUD</text:p>
          </table:table-cell>
          <table:table-cell table:number-columns-repeated="2"/>
        </table:table-row>
        <table:table-row table:style-name="ro1">
          <table:table-cell/>
          <table:table-cell table:style-name="ce46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7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current-situation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4:42:45.4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16:53:14.465000000</dc:date>
    <meta:editing-duration>PT1H52M50S</meta:editing-duration>
    <meta:editing-cycles>33</meta:editing-cycles>
    <meta:generator>LibreOffice/7.2.1.2$Windows_X86_64 LibreOffice_project/87b77fad49947c1441b67c559c339af8f3517e22</meta:generator>
    <meta:document-statistic meta:table-count="3" meta:cell-count="233" meta:object-count="0"/>
  </office:meta>
</office:document-meta>
</file>